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4B0254EDD8941F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189in" svg:height="5.1362in" draw:z-index="0"><draw:image xlink:href="Pictures/1000020100000780000004B04B0254EDD8941F9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4:29:52.858971295</meta:creation-date>
    <dc:date>2019-03-12T14:30:18.624189098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